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0141"/>
    </style:style>
    <style:style style:name="P2" style:family="paragraph" style:parent-style-name="Standard">
      <style:text-properties officeooo:paragraph-rsid="001ff08f"/>
    </style:style>
    <style:style style:name="P3" style:family="paragraph" style:parent-style-name="Standard">
      <style:text-properties officeooo:paragraph-rsid="00204677"/>
    </style:style>
    <style:style style:name="P4" style:family="paragraph" style:parent-style-name="Standard">
      <style:text-properties officeooo:paragraph-rsid="002117bb"/>
    </style:style>
    <style:style style:name="P5" style:family="paragraph" style:parent-style-name="Standard">
      <style:text-properties officeooo:rsid="00231159" officeooo:paragraph-rsid="002117bb"/>
    </style:style>
    <style:style style:name="P6" style:family="paragraph" style:parent-style-name="Standard">
      <style:text-properties officeooo:rsid="00231159" officeooo:paragraph-rsid="0026a6dc"/>
    </style:style>
    <style:style style:name="P7" style:family="paragraph" style:parent-style-name="Standard">
      <style:text-properties officeooo:paragraph-rsid="0024faeb"/>
    </style:style>
    <style:style style:name="P8" style:family="paragraph" style:parent-style-name="Standard">
      <style:text-properties officeooo:paragraph-rsid="0026a6dc"/>
    </style:style>
    <style:style style:name="P9" style:family="paragraph" style:parent-style-name="Standard">
      <style:text-properties officeooo:paragraph-rsid="00289de7"/>
    </style:style>
    <style:style style:name="P10" style:family="paragraph" style:parent-style-name="Standard">
      <style:text-properties officeooo:paragraph-rsid="002acff8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paragraph-rsid="002117bb" style:font-weight-asian="bold" style:font-weight-complex="bold"/>
    </style:style>
    <style:style style:name="P13" style:family="paragraph" style:parent-style-name="Standard">
      <style:text-properties fo:font-weight="bold" officeooo:paragraph-rsid="0026a6dc" style:font-weight-asian="bold" style:font-weight-complex="bold"/>
    </style:style>
    <style:style style:name="P14" style:family="paragraph" style:parent-style-name="Standard">
      <style:text-properties fo:font-weight="bold" officeooo:paragraph-rsid="002acff8" style:font-weight-asian="bold" style:font-weight-complex="bold"/>
    </style:style>
    <style:style style:name="P15" style:family="paragraph" style:parent-style-name="Standard">
      <style:text-properties fo:font-weight="bold" officeooo:rsid="001e0141" officeooo:paragraph-rsid="001e0141" style:font-weight-asian="bold" style:font-weight-complex="bold"/>
    </style:style>
    <style:style style:name="P16" style:family="paragraph" style:parent-style-name="Standard">
      <style:text-properties fo:font-weight="bold" officeooo:rsid="001e0141" officeooo:paragraph-rsid="00204677" style:font-weight-asian="bold" style:font-weight-complex="bold"/>
    </style:style>
    <style:style style:name="P17" style:family="paragraph" style:parent-style-name="Standard">
      <style:text-properties fo:font-weight="bold" officeooo:rsid="00204677" officeooo:paragraph-rsid="00204677" style:font-weight-asian="bold" style:font-weight-complex="bold"/>
    </style:style>
    <style:style style:name="P18" style:family="paragraph" style:parent-style-name="Standard">
      <style:text-properties officeooo:rsid="00231159" officeooo:paragraph-rsid="002117bb"/>
    </style:style>
    <style:style style:name="P19" style:family="paragraph" style:parent-style-name="Standard">
      <style:text-properties officeooo:paragraph-rsid="00204677"/>
    </style:style>
    <style:style style:name="P20" style:family="paragraph" style:parent-style-name="Standard">
      <style:text-properties officeooo:paragraph-rsid="002b58c5"/>
    </style:style>
    <style:style style:name="T1" style:family="text">
      <style:text-properties officeooo:rsid="001e0141"/>
    </style:style>
    <style:style style:name="T2" style:family="text">
      <style:text-properties officeooo:rsid="00204677"/>
    </style:style>
    <style:style style:name="T3" style:family="text">
      <style:text-properties officeooo:rsid="002117bb"/>
    </style:style>
    <style:style style:name="T4" style:family="text">
      <style:text-properties officeooo:rsid="0026a6dc"/>
    </style:style>
    <style:style style:name="T5" style:family="text">
      <style:text-properties officeooo:rsid="00289de7"/>
    </style:style>
    <style:style style:name="T6" style:family="text">
      <style:text-properties officeooo:rsid="002a92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ervicio:</text:p>
      <text:p text:style-name="Standard">-id (int, primary key)</text:p>
      <text:p text:style-name="P2">-<text:span text:style-name="T1">usuario</text:span>_id (int, foreign key)</text:p>
      <text:p text:style-name="Standard">-nombre (string)</text:p>
      <text:p text:style-name="Standard">-descripción (text)</text:p>
      <text:p text:style-name="Standard">-precio (decimal)</text:p>
      <text:p text:style-name="Standard">-imagen (string)</text:p>
      <text:p text:style-name="Standard"/>
      <text:p text:style-name="P16"><text:span text:style-name="T2">Categorias</text:span>:</text:p>
      <text:p text:style-name="P3">-id (int, primary key)</text:p>
      <text:p text:style-name="P3">-nombre <text:span text:style-name="T1">de </text:span><text:span text:style-name="T2">categoria</text:span> (string)</text:p>
      <text:p text:style-name="P20">-<text:span text:style-name="T6">descripcion (string)</text:span></text:p>
      <text:p text:style-name="P3"/>
      <text:p text:style-name="P17">Categorias_Servicios</text:p>
      <text:p text:style-name="P3">-id (int, primary key)</text:p>
      <text:p text:style-name="P3">-<text:span text:style-name="T2">servicio</text:span>_id (int, foreign key)</text:p>
      <text:p text:style-name="P3">-<text:span text:style-name="T2">categoria</text:span>_id (int, foreign key)</text:p>
      <text:p text:style-name="Standard"/>
      <text:p text:style-name="P11"><text:span text:style-name="T1">Usuario</text:span>:</text:p>
      <text:p text:style-name="Standard">-id (int, primary key)</text:p>
      <text:p text:style-name="Standard">-nombre (string)</text:p>
      <text:p text:style-name="Standard">-email (string)</text:p>
      <text:p text:style-name="Standard">-teléfono (string)</text:p>
      <text:p text:style-name="P10">-dirección (string)</text:p>
      <text:p text:style-name="P10">-<text:span text:style-name="T1">rol</text:span>_id (int, foreign key)</text:p>
      <text:p text:style-name="P14"/>
      <text:p text:style-name="P15">Roles:</text:p>
      <text:p text:style-name="P1">-id (int, primary key)</text:p>
      <text:p text:style-name="P1">-nombre <text:span text:style-name="T1">de rol</text:span> (string)</text:p>
      <text:p text:style-name="P1">-<text:span text:style-name="T6">descripcion (string)</text:span></text:p>
      <text:p text:style-name="P1"/>
      <text:p text:style-name="P11">Pedido:</text:p>
      <text:p text:style-name="Standard">-id (int, primary key)</text:p>
      <text:p text:style-name="Standard">-<text:span text:style-name="T1">usuario</text:span>_id (int, foreign key)</text:p>
      <text:p text:style-name="Standard">-servicio_id (int, foreign key)</text:p>
      <text:p text:style-name="P9">-estado_<text:span text:style-name="T5">id</text:span> (int, foreign key)</text:p>
      <text:p text:style-name="Standard">-fecha (date)</text:p>
      <text:p text:style-name="Standard">-hora (time)</text:p>
      <text:p text:style-name="Standard">-precio_total (decimal)</text:p>
      <text:p text:style-name="Standard"/>
      <text:p text:style-name="P12"><text:span text:style-name="T3">Valoraciones</text:span>:</text:p>
      <text:p text:style-name="P4">-id (int, primary key)</text:p>
      <text:p text:style-name="P7">-<text:span text:style-name="T1">usuario</text:span>_id (int, foreign key)</text:p>
      <text:p text:style-name="P7">-servicio_id (int, foreign key)</text:p>
      <text:p text:style-name="P4">-<text:span text:style-name="T3">puntuacion</text:span> (<text:span text:style-name="T3">decimal</text:span>)</text:p>
      <text:p text:style-name="P4">-<text:span text:style-name="T3">comentario</text:span> (string)</text:p>
      <text:p text:style-name="P5"/>
      <text:p text:style-name="P13"><text:span text:style-name="T4">Estado</text:span>:</text:p>
      <text:p text:style-name="P8">-id (int, primary key)</text:p>
      <text:p text:style-name="P6">-<text:span text:style-name="T4">nombre</text:span> (string)</text:p>
      <text:p text:style-name="P6">-<text:span text:style-name="T4">descripcion (string)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28T19:06:07.864000000</meta:creation-date>
    <dc:date>2024-04-18T22:52:12.656000000</dc:date>
    <meta:editing-duration>PT8H1M46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44" meta:word-count="118" meta:character-count="883" meta:non-whitespace-character-count="809"/>
  </office:meta>
</office:document-meta>
</file>